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0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6.55pt"/>
    </style:style>
    <style:style style:name="co4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FullName</text:p>
          </table:table-cell>
          <table:table-cell table:style-name="ce1" office:value-type="string" calcext:value-type="string">
            <text:p>ShortName</text:p>
          </table:table-cell>
          <table:table-cell table:style-name="ce1" office:value-type="string" calcext:value-type="string">
            <text:p>Votes</text:p>
          </table:table-cell>
          <table:table-cell table:style-name="ce1" office:value-type="string" calcext:value-type="string">
            <text:p>Mps</text:p>
          </table:table-cell>
          <table:table-cell table:style-name="ce1" office:value-type="string" calcext:value-type="string">
            <text:p>Bnaudas</text:p>
          </table:table-cell>
          <table:table-cell table:style-name="ce1" office:value-type="string" calcext:value-type="string">
            <text:p>Ziedojumi</text:p>
          </table:table-cell>
          <table:table-cell table:style-name="ce1" office:value-type="string" calcext:value-type="string">
            <text:p>Ienemumi</text:p>
          </table:table-cell>
          <table:table-cell table:style-name="ce1" office:value-type="string" calcext:value-type="string">
            <text:p>Izdevumi</text:p>
          </table:table-cell>
          <table:table-cell table:style-name="ce1" office:value-type="string" calcext:value-type="string">
            <text:p>bcolor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"Saskaņa" sociāldemokrātiskā partija</text:p>
          </table:table-cell>
          <table:table-cell office:value-type="string" calcext:value-type="string">
            <text:p>Sask</text:p>
          </table:table-cell>
          <table:table-cell office:value-type="float" office:value="167117" calcext:value-type="float">
            <text:p>167117</text:p>
          </table:table-cell>
          <table:table-cell office:value-type="float" office:value="23" calcext:value-type="float">
            <text:p>23</text:p>
          </table:table-cell>
          <table:table-cell office:value-type="float" office:value="18484.54" calcext:value-type="float">
            <text:p>18484.54</text:p>
          </table:table-cell>
          <table:table-cell office:value-type="float" office:value="295208.42" calcext:value-type="float">
            <text:p>295208.42</text:p>
          </table:table-cell>
          <table:table-cell office:value-type="float" office:value="319262.06" calcext:value-type="float">
            <text:p>319262.06</text:p>
          </table:table-cell>
          <table:table-cell office:value-type="float" office:value="818634.15" calcext:value-type="float">
            <text:p>818634.15</text:p>
          </table:table-cell>
          <table:table-cell office:value-type="string" calcext:value-type="string">
            <text:p>#ED1B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itiskā partija "KPV LV"</text:p>
          </table:table-cell>
          <table:table-cell office:value-type="string" calcext:value-type="string">
            <text:p>KPV</text:p>
          </table:table-cell>
          <table:table-cell office:value-type="float" office:value="120264" calcext:value-type="float">
            <text:p>120264</text:p>
          </table:table-cell>
          <table:table-cell office:value-type="float" office:value="16" calcext:value-type="float">
            <text:p>16</text:p>
          </table:table-cell>
          <table:table-cell office:value-type="float" office:value="7456.75" calcext:value-type="float">
            <text:p>7456.75</text:p>
          </table:table-cell>
          <table:table-cell office:value-type="float" office:value="140990.66" calcext:value-type="float">
            <text:p>140990.66</text:p>
          </table:table-cell>
          <table:table-cell office:value-type="float" office:value="148722.36" calcext:value-type="float">
            <text:p>148722.36</text:p>
          </table:table-cell>
          <table:table-cell office:value-type="float" office:value="132072.07" calcext:value-type="float">
            <text:p>132072.07</text:p>
          </table:table-cell>
          <table:table-cell office:value-type="string" calcext:value-type="string">
            <text:p>#FECD0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unā konservatīvā partija</text:p>
          </table:table-cell>
          <table:table-cell office:value-type="string" calcext:value-type="string">
            <text:p>JKP</text:p>
          </table:table-cell>
          <table:table-cell office:value-type="float" office:value="114694" calcext:value-type="float">
            <text:p>114694</text:p>
          </table:table-cell>
          <table:table-cell office:value-type="float" office:value="16" calcext:value-type="float">
            <text:p>16</text:p>
          </table:table-cell>
          <table:table-cell office:value-type="float" office:value="16873.69" calcext:value-type="float">
            <text:p>16873.69</text:p>
          </table:table-cell>
          <table:table-cell office:value-type="float" office:value="155090.76" calcext:value-type="float">
            <text:p>155090.76</text:p>
          </table:table-cell>
          <table:table-cell office:value-type="float" office:value="171964.45" calcext:value-type="float">
            <text:p>171964.45</text:p>
          </table:table-cell>
          <table:table-cell office:value-type="float" office:value="220544.46" calcext:value-type="float">
            <text:p>220544.46</text:p>
          </table:table-cell>
          <table:table-cell office:value-type="string" calcext:value-type="string">
            <text:p>#FF00F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ttīstībai/Par!</text:p>
          </table:table-cell>
          <table:table-cell office:value-type="string" calcext:value-type="string">
            <text:p>A-PAR</text:p>
          </table:table-cell>
          <table:table-cell office:value-type="float" office:value="101685" calcext:value-type="float">
            <text:p>10168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6528.63" calcext:value-type="float">
            <text:p>186528.63</text:p>
          </table:table-cell>
          <table:table-cell office:value-type="float" office:value="463834.13" calcext:value-type="float">
            <text:p>463834.13</text:p>
          </table:table-cell>
          <table:table-cell office:value-type="float" office:value="631583.06" calcext:value-type="float">
            <text:p>631583.06</text:p>
          </table:table-cell>
          <table:table-cell office:value-type="string" calcext:value-type="string">
            <text:p>#FF00F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cionālā apvienība VL-TB/LNNK</text:p>
          </table:table-cell>
          <table:table-cell office:value-type="string" calcext:value-type="string">
            <text:p>NA</text:p>
          </table:table-cell>
          <table:table-cell office:value-type="float" office:value="92963" calcext:value-type="float">
            <text:p>92963</text:p>
          </table:table-cell>
          <table:table-cell office:value-type="float" office:value="13" calcext:value-type="float">
            <text:p>13</text:p>
          </table:table-cell>
          <table:table-cell office:value-type="float" office:value="3965" calcext:value-type="float">
            <text:p>3965</text:p>
          </table:table-cell>
          <table:table-cell office:value-type="float" office:value="182784.2" calcext:value-type="float">
            <text:p>182784.2</text:p>
          </table:table-cell>
          <table:table-cell office:value-type="float" office:value="213652.46" calcext:value-type="float">
            <text:p>213652.46</text:p>
          </table:table-cell>
          <table:table-cell office:value-type="float" office:value="237831.32" calcext:value-type="float">
            <text:p>237831.32</text:p>
          </table:table-cell>
          <table:table-cell office:value-type="string" calcext:value-type="string">
            <text:p>#FF00F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aļo un Zemnieku savienība</text:p>
          </table:table-cell>
          <table:table-cell office:value-type="string" calcext:value-type="string">
            <text:p>ZZS</text:p>
          </table:table-cell>
          <table:table-cell office:value-type="float" office:value="83675" calcext:value-type="float">
            <text:p>836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47888.32" calcext:value-type="float">
            <text:p>447888.32</text:p>
          </table:table-cell>
          <table:table-cell office:value-type="float" office:value="619317.76" calcext:value-type="float">
            <text:p>619317.76</text:p>
          </table:table-cell>
          <table:table-cell office:value-type="float" office:value="1081328.53" calcext:value-type="float">
            <text:p>1081328.53</text:p>
          </table:table-cell>
          <table:table-cell office:value-type="string" calcext:value-type="string">
            <text:p>#FF00F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unā Vienotība</text:p>
          </table:table-cell>
          <table:table-cell office:value-type="string" calcext:value-type="string">
            <text:p>JV</text:p>
          </table:table-cell>
          <table:table-cell office:value-type="float" office:value="56542" calcext:value-type="float">
            <text:p>56542</text:p>
          </table:table-cell>
          <table:table-cell office:value-type="float" office:value="8" calcext:value-type="float">
            <text:p>8</text:p>
          </table:table-cell>
          <table:table-cell office:value-type="float" office:value="45230.02" calcext:value-type="float">
            <text:p>45230.02</text:p>
          </table:table-cell>
          <table:table-cell office:value-type="float" office:value="279580.46" calcext:value-type="float">
            <text:p>279580.46</text:p>
          </table:table-cell>
          <table:table-cell office:value-type="float" office:value="487712.08" calcext:value-type="float">
            <text:p>487712.08</text:p>
          </table:table-cell>
          <table:table-cell office:value-type="float" office:value="506299.81" calcext:value-type="float">
            <text:p>506299.81</text:p>
          </table:table-cell>
          <table:table-cell office:value-type="string" calcext:value-type="string">
            <text:p>#FF00F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vijas Reģionu Apvienība</text:p>
          </table:table-cell>
          <table:table-cell office:value-type="string" calcext:value-type="string">
            <text:p>LRA</text:p>
          </table:table-cell>
          <table:table-cell office:value-type="float" office:value="35018" calcext:value-type="float">
            <text:p>35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356.85" calcext:value-type="float">
            <text:p>117356.85</text:p>
          </table:table-cell>
          <table:table-cell office:value-type="float" office:value="128150.98" calcext:value-type="float">
            <text:p>128150.98</text:p>
          </table:table-cell>
          <table:table-cell office:value-type="float" office:value="153238.44" calcext:value-type="float">
            <text:p>153238.44</text:p>
          </table:table-cell>
          <table:table-cell office:value-type="string" calcext:value-type="string">
            <text:p>#FF00F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vijas Krievu savienība</text:p>
          </table:table-cell>
          <table:table-cell office:value-type="string" calcext:value-type="string">
            <text:p>LKS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52.61" calcext:value-type="float">
            <text:p>68552.61</text:p>
          </table:table-cell>
          <table:table-cell office:value-type="float" office:value="70098.42" calcext:value-type="float">
            <text:p>70098.42</text:p>
          </table:table-cell>
          <table:table-cell office:value-type="float" office:value="68174.76" calcext:value-type="float">
            <text:p>68174.76</text:p>
          </table:table-cell>
          <table:table-cell office:value-type="string" calcext:value-type="string">
            <text:p>#FF00F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gresīvie</text:p>
          </table:table-cell>
          <table:table-cell office:value-type="string" calcext:value-type="string">
            <text:p>Progr</text:p>
          </table:table-cell>
          <table:table-cell office:value-type="float" office:value="22078" calcext:value-type="float">
            <text:p>22078</text:p>
          </table:table-cell>
          <table:table-cell office:value-type="float" office:value="0" calcext:value-type="float">
            <text:p>0</text:p>
          </table:table-cell>
          <table:table-cell office:value-type="float" office:value="8650.48" calcext:value-type="float">
            <text:p>8650.48</text:p>
          </table:table-cell>
          <table:table-cell office:value-type="float" office:value="59068.31" calcext:value-type="float">
            <text:p>59068.31</text:p>
          </table:table-cell>
          <table:table-cell office:value-type="float" office:value="67618.79" calcext:value-type="float">
            <text:p>67618.79</text:p>
          </table:table-cell>
          <table:table-cell office:value-type="float" office:value="63980.05" calcext:value-type="float">
            <text:p>63980.05</text:p>
          </table:table-cell>
          <table:table-cell office:value-type="string" calcext:value-type="string">
            <text:p>#FF00FF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 style:data-style-name="N2" text:time-value="20:38:09.660118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4:07:01.568323778</meta:creation-date>
    <dc:date>2019-04-28T20:38:44.029397918</dc:date>
    <meta:editing-duration>PT10M36S</meta:editing-duration>
    <meta:editing-cycles>5</meta:editing-cycles>
    <meta:generator>LibreOffice/6.0.7.3$Linux_X86_64 LibreOffice_project/00m0$Build-3</meta:generator>
    <meta:document-statistic meta:table-count="1" meta:cell-count="99" meta:object-count="0"/>
  </office:meta>
</office:document-meta>
</file>